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8982FA6.png"/>
  <manifest:file-entry manifest:media-type="image/png" manifest:full-path="Pictures/10000000000000500000003C0812802C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203cm" svg:stroke-color="#0000ff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152cm" svg:stroke-color="#333333" draw:marker-start="Arrow" draw:marker-start-width="0.533cm" draw:marker-end="" draw:marker-end-width="0.533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333333" draw:marker-start="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02cm" draw:marker-start="Arrow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9">
        <office:forms form:automatic-focus="false" form:apply-design-mode="false"/>
        <draw:custom-shape draw:style-name="gr1" draw:text-style-name="P1" draw:layer="layout" svg:width="7.105cm" svg:height="5.715cm" svg:x="1.59cm" svg:y="13.97cm">
          <text:p text:style-name="P2"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7cm" svg:x="1.301cm" svg:y="0cm" presentation:class="title">
          <draw:text-box>
            <text:p text:style-name="P2">Scatter Gather Architecture</text:p>
          </draw:text-box>
        </draw:frame>
        <draw:frame draw:style-name="gr2" draw:text-style-name="P1" draw:id="id1" draw:layer="layout" svg:width="2.116cm" svg:height="1.587cm" svg:x="3.175cm" svg:y="5.833cm">
          <draw:image xlink:href="Pictures/10000000000000500000003C0812802C.png" xlink:type="simple" xlink:show="embed" xlink:actuate="onLoad">
            <text:p text:style-name="P2"/>
          </draw:image>
        </draw:frame>
        <draw:frame draw:style-name="gr3" draw:layer="layout" svg:width="6.772cm" svg:height="1.038cm" svg:x="17.993cm" svg:y="9.962cm">
          <draw:text-box>
            <text:p text:style-name="P2">PyProcessing Queues</text:p>
          </draw:text-box>
        </draw:frame>
        <draw:frame draw:style-name="gr3" draw:text-style-name="P1" draw:layer="layout" svg:width="5.328cm" svg:height="1.825cm" svg:x="17.462cm" svg:y="7.44cm">
          <draw:text-box>
            <text:p text:style-name="P3">Process Boundry</text:p>
            <text:p text:style-name="P3">(PyProcessing)</text:p>
          </draw:text-box>
        </draw:frame>
        <draw:custom-shape draw:style-name="gr1" draw:text-style-name="P1" draw:layer="layout" svg:width="7.62cm" svg:height="8.32cm" svg:x="8.89cm" svg:y="4.65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835cm" svg:x="10.795cm" svg:y="7.19cm">
          <text:p text:style-name="P3">Sage Core</text:p>
          <draw:enhanced-geometry svg:viewBox="0 0 21600 21600" draw:type="rectangle" draw:enhanced-path="M 0 0 L 21600 0 21600 21600 0 21600 0 0 Z N"/>
        </draw:custom-shape>
        <draw:custom-shape draw:style-name="gr4" draw:text-style-name="P1" draw:id="id2" draw:layer="layout" svg:width="3.81cm" svg:height="1.27cm" svg:x="10.795cm" svg:y="5.985cm">
          <text:p text:style-name="P3">Notebook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525cm" svg:y1="9.163cm" svg:x2="15.875cm" svg:y2="9.163cm">
          <text:p text:style-name="P2"/>
        </draw:line>
        <draw:custom-shape draw:style-name="gr4" draw:text-style-name="P1" draw:layer="layout" svg:width="3.81cm" svg:height="1.81cm" svg:x="10.795cm" svg:y="9.255cm">
          <text:p text:style-name="P3">Sage Core</text:p>
          <draw:enhanced-geometry svg:viewBox="0 0 21600 21600" draw:type="rectangle" draw:enhanced-path="M 0 0 L 21600 0 21600 21600 0 21600 0 0 Z N"/>
        </draw:custom-shape>
        <draw:custom-shape draw:style-name="gr4" draw:text-style-name="P1" draw:id="id4" draw:layer="layout" svg:width="3.81cm" svg:height="1.27cm" svg:x="10.795cm" svg:y="10.985cm">
          <text:p text:style-name="P3">Foolscap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107cm" svg:height="1.216cm" svg:x="9.71cm" svg:y="4.85cm">
          <draw:text-box>
            <text:p text:style-name="P4"><text:span text:style-name="T1">Client Computer</text:span></text:p>
          </draw:text-box>
        </draw:frame>
        <draw:line draw:style-name="gr6" draw:text-style-name="P1" draw:layer="layout" svg:x1="17.78cm" svg:y1="8.525cm" svg:x2="15.875cm" svg:y2="9.16cm">
          <text:p text:style-name="P2"/>
        </draw:line>
        <draw:line draw:style-name="gr7" draw:text-style-name="P1" draw:layer="layout" svg:x1="11.43cm" svg:y1="8.525cm" svg:x2="11.43cm" svg:y2="9.795cm">
          <text:p text:style-name="P2"/>
        </draw:line>
        <draw:line draw:style-name="gr8" draw:text-style-name="P1" draw:layer="layout" svg:x1="13.63cm" svg:y1="8.525cm" svg:x2="13.63cm" svg:y2="9.795cm">
          <text:p text:style-name="P2"/>
        </draw:line>
        <draw:line draw:style-name="gr6" draw:text-style-name="P1" draw:layer="layout" svg:x1="17.981cm" svg:y1="10.426cm" svg:x2="13.97cm" svg:y2="9.73cm">
          <text:p text:style-name="P2"/>
        </draw:line>
        <draw:connector draw:style-name="gr9" draw:text-style-name="P1" draw:layer="layout" svg:x1="5.291cm" svg:y1="6.626cm" svg:x2="10.795cm" svg:y2="6.62cm" draw:start-shape="id1" draw:start-glue-point="1" draw:end-shape="id2" draw:end-glue-point="3" svg:d="m5291 6626h2752v-6h2752">
          <text:p text:style-name="P2"/>
        </draw:connector>
        <draw:g draw:id="id7">
          <draw:custom-shape draw:style-name="gr4" draw:text-style-name="P1" draw:layer="layout" svg:width="3.81cm" svg:height="1.355cm" svg:x="2.345cm" svg:y="16.425cm">
            <text:p text:style-name="P3">Sage Core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81cm" svg:height="1.27cm" svg:x="2.368cm" svg:y="15.185cm">
            <text:p text:style-name="P3">Foolscap</text:p>
            <draw:enhanced-geometry svg:viewBox="0 0 21600 21600" draw:type="rectangle" draw:enhanced-path="M 0 0 L 21600 0 21600 21600 0 21600 0 0 Z N"/>
          </draw:custom-shape>
        </draw:g>
        <draw:g draw:id="id6">
          <draw:custom-shape draw:style-name="gr4" draw:text-style-name="P1" draw:layer="layout" svg:width="3.81cm" svg:height="1.355cm" svg:x="2.846cm" svg:y="16.826cm">
            <text:p text:style-name="P3">Sage Core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81cm" svg:height="1.27cm" svg:x="2.869cm" svg:y="15.586cm">
            <text:p text:style-name="P3">Foolscap</text:p>
            <draw:enhanced-geometry svg:viewBox="0 0 21600 21600" draw:type="rectangle" draw:enhanced-path="M 0 0 L 21600 0 21600 21600 0 21600 0 0 Z N"/>
          </draw:custom-shape>
        </draw:g>
        <draw:g draw:id="id5">
          <draw:custom-shape draw:style-name="gr4" draw:text-style-name="P1" draw:layer="layout" svg:width="3.81cm" svg:height="1.355cm" svg:x="3.347cm" svg:y="17.327cm">
            <text:p text:style-name="P3">Sage Core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81cm" svg:height="1.27cm" svg:x="3.37cm" svg:y="16.087cm">
            <text:p text:style-name="P3">Foolscap</text:p>
            <draw:enhanced-geometry svg:viewBox="0 0 21600 21600" draw:type="rectangle" draw:enhanced-path="M 0 0 L 21600 0 21600 21600 0 21600 0 0 Z N"/>
          </draw:custom-shape>
        </draw:g>
        <draw:g draw:id="id3">
          <draw:custom-shape draw:style-name="gr4" draw:text-style-name="P1" draw:layer="layout" svg:width="3.81cm" svg:height="1.355cm" svg:x="3.847cm" svg:y="17.927cm">
            <text:p text:style-name="P3">Sage Core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81cm" svg:height="1.27cm" svg:x="3.87cm" svg:y="16.687cm">
            <text:p text:style-name="P3">Foolscap</text:p>
            <draw:enhanced-geometry svg:viewBox="0 0 21600 21600" draw:type="rectangle" draw:enhanced-path="M 0 0 L 21600 0 21600 21600 0 21600 0 0 Z N"/>
          </draw:custom-shape>
        </draw:g>
        <draw:frame draw:style-name="gr3" draw:text-style-name="P5" draw:layer="layout" svg:width="2.788cm" svg:height="1.216cm" svg:x="1.911cm" svg:y="13.95cm">
          <draw:text-box>
            <text:p text:style-name="P4"><text:span text:style-name="T1">Server</text:span></text:p>
          </draw:text-box>
        </draw:frame>
        <draw:connector draw:style-name="gr10" draw:text-style-name="P1" draw:layer="layout" svg:x1="5.763cm" svg:y1="16.687cm" svg:x2="10.795cm" svg:y2="11.62cm" draw:start-shape="id3" draw:start-glue-point="0" draw:end-shape="id4" draw:end-glue-point="3" svg:d="m5763 16687v-5067h5032">
          <text:p text:style-name="P2"/>
        </draw:connector>
        <draw:connector draw:style-name="gr10" draw:text-style-name="P1" draw:layer="layout" svg:x1="5.263cm" svg:y1="16.087cm" svg:x2="10.795cm" svg:y2="11.62cm" draw:start-shape="id5" draw:start-glue-point="0" draw:end-shape="id4" draw:end-glue-point="3" svg:d="m5263 16087v-4467h5532">
          <text:p text:style-name="P2"/>
        </draw:connector>
        <draw:connector draw:style-name="gr10" draw:text-style-name="P1" draw:layer="layout" svg:x1="4.762cm" svg:y1="15.586cm" svg:x2="10.795cm" svg:y2="11.62cm" draw:start-shape="id6" draw:start-glue-point="0" draw:end-shape="id4" draw:end-glue-point="3" svg:d="m4762 15586v-3966h6033">
          <text:p text:style-name="P2"/>
        </draw:connector>
        <draw:connector draw:style-name="gr10" draw:text-style-name="P1" draw:layer="layout" svg:x1="4.261cm" svg:y1="15.185cm" svg:x2="10.795cm" svg:y2="11.62cm" draw:start-shape="id7" draw:start-glue-point="0" draw:end-shape="id4" draw:end-glue-point="3" svg:d="m4261 15185v-3565h6534">
          <text:p text:style-name="P2"/>
        </draw:connector>
        <draw:custom-shape draw:style-name="gr1" draw:text-style-name="P1" draw:layer="layout" svg:width="7.105cm" svg:height="5.715cm" svg:x="19.091cm" svg:y="13.971cm">
          <text:p text:style-name="P2"/>
          <draw:enhanced-geometry svg:viewBox="0 0 21600 21600" draw:type="rectangle" draw:enhanced-path="M 0 0 L 21600 0 21600 21600 0 21600 0 0 Z N"/>
        </draw:custom-shape>
        <draw:g draw:id="id9">
          <draw:custom-shape draw:style-name="gr4" draw:text-style-name="P1" draw:layer="layout" svg:width="3.81cm" svg:height="1.355cm" svg:x="19.846cm" svg:y="16.426cm">
            <text:p text:style-name="P3">Sage Core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81cm" svg:height="1.27cm" svg:x="19.869cm" svg:y="15.186cm">
            <text:p text:style-name="P3">Foolscap</text:p>
            <draw:enhanced-geometry svg:viewBox="0 0 21600 21600" draw:type="rectangle" draw:enhanced-path="M 0 0 L 21600 0 21600 21600 0 21600 0 0 Z N"/>
          </draw:custom-shape>
        </draw:g>
        <draw:g draw:id="id8">
          <draw:custom-shape draw:style-name="gr4" draw:text-style-name="P1" draw:layer="layout" svg:width="3.81cm" svg:height="1.355cm" svg:x="20.347cm" svg:y="16.827cm">
            <text:p text:style-name="P3">Sage Core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81cm" svg:height="1.27cm" svg:x="20.37cm" svg:y="15.587cm">
            <text:p text:style-name="P3">Foolscap</text:p>
            <draw:enhanced-geometry svg:viewBox="0 0 21600 21600" draw:type="rectangle" draw:enhanced-path="M 0 0 L 21600 0 21600 21600 0 21600 0 0 Z N"/>
          </draw:custom-shape>
        </draw:g>
        <draw:g draw:id="id10">
          <draw:custom-shape draw:style-name="gr4" draw:text-style-name="P1" draw:layer="layout" svg:width="3.81cm" svg:height="1.355cm" svg:x="20.848cm" svg:y="17.328cm">
            <text:p text:style-name="P3">Sage Core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81cm" svg:height="1.27cm" svg:x="20.871cm" svg:y="16.088cm">
            <text:p text:style-name="P3">Foolscap</text:p>
            <draw:enhanced-geometry svg:viewBox="0 0 21600 21600" draw:type="rectangle" draw:enhanced-path="M 0 0 L 21600 0 21600 21600 0 21600 0 0 Z N"/>
          </draw:custom-shape>
        </draw:g>
        <draw:g draw:id="id11">
          <draw:custom-shape draw:style-name="gr4" draw:text-style-name="P1" draw:layer="layout" svg:width="3.81cm" svg:height="1.355cm" svg:x="21.348cm" svg:y="17.928cm">
            <text:p text:style-name="P3">Sage Core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81cm" svg:height="1.27cm" svg:x="21.371cm" svg:y="16.688cm">
            <text:p text:style-name="P3">Foolscap</text:p>
            <draw:enhanced-geometry svg:viewBox="0 0 21600 21600" draw:type="rectangle" draw:enhanced-path="M 0 0 L 21600 0 21600 21600 0 21600 0 0 Z N"/>
          </draw:custom-shape>
        </draw:g>
        <draw:frame draw:style-name="gr3" draw:text-style-name="P5" draw:layer="layout" svg:width="2.788cm" svg:height="1.216cm" svg:x="19.412cm" svg:y="13.951cm">
          <draw:text-box>
            <text:p text:style-name="P4"><text:span text:style-name="T1">Server</text:span></text:p>
          </draw:text-box>
        </draw:frame>
        <draw:connector draw:style-name="gr10" draw:text-style-name="P1" draw:layer="layout" svg:x1="22.263cm" svg:y1="15.587cm" svg:x2="14.605cm" svg:y2="11.62cm" draw:start-shape="id8" draw:start-glue-point="0" draw:end-shape="id4" draw:end-glue-point="1" svg:d="m22263 15587v-3967h-7658">
          <text:p text:style-name="P2"/>
        </draw:connector>
        <draw:connector draw:style-name="gr10" draw:text-style-name="P1" draw:layer="layout" svg:x1="14.605cm" svg:y1="11.62cm" svg:x2="21.762cm" svg:y2="15.186cm" draw:start-shape="id4" draw:start-glue-point="1" draw:end-shape="id9" draw:end-glue-point="0" svg:d="m14605 11620h7157v3566">
          <text:p text:style-name="P2"/>
        </draw:connector>
        <draw:connector draw:style-name="gr10" draw:text-style-name="P1" draw:layer="layout" svg:x1="22.764cm" svg:y1="16.088cm" svg:x2="14.605cm" svg:y2="11.62cm" draw:start-shape="id10" draw:start-glue-point="0" draw:end-shape="id4" draw:end-glue-point="1" svg:d="m22764 16088v-4468h-8159">
          <text:p text:style-name="P2"/>
        </draw:connector>
        <draw:connector draw:style-name="gr10" draw:text-style-name="P1" draw:layer="layout" svg:x1="23.264cm" svg:y1="16.688cm" svg:x2="14.605cm" svg:y2="11.62cm" draw:start-shape="id11" draw:start-glue-point="0" draw:end-shape="id4" draw:end-glue-point="1" svg:d="m23264 16688v-5068h-8659">
          <text:p text:style-name="P2"/>
        </draw:connector>
        <presentation:notes draw:style-name="dp2">
          <draw:page-thumbnail draw:style-name="gr11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Human-title">
      <style:graphic-properties draw:fill-color="#ffffff" draw:auto-grow-height="false" fo:min-height="3.507cm"/>
    </style:style>
    <style:style style:name="pr2" style:family="presentation" style:parent-style-name="Human-outline1">
      <style:graphic-properties draw:fill-color="#ffffff" draw:auto-grow-height="false" fo:min-height="13.86cm"/>
    </style:style>
    <style:style style:name="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Human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glenn tarbox</meta:initial-creator>
    <meta:creation-date>2008-06-14T13:09:35</meta:creation-date>
    <dc:creator>glenn tarbox</dc:creator>
    <dc:date>2008-06-26T22:31:47</dc:date>
    <dc:language>fi-FI</dc:language>
    <meta:editing-cycles>21</meta:editing-cycles>
    <meta:editing-duration>PT8H19M30S</meta:editing-duration>
    <meta:template xlink:type="simple" xlink:actuate="onRequest" xlink:href="/usr/lib/openoffice/share/template/en-US/presnt/HumanUbuntu.otp" meta:date="2008-06-14T13:09:27"/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